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22d9e" officeooo:paragraph-rsid="00222d9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22d9e" officeooo:paragraph-rsid="00222d9e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40165" officeooo:paragraph-rsid="0024016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5b5e5" officeooo:paragraph-rsid="0025b5e5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22d9e" officeooo:paragraph-rsid="00222d9e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33e934" officeooo:paragraph-rsid="0033e934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22d9e" officeooo:paragraph-rsid="00222d9e" style:font-size-asian="14pt" style:font-weight-asian="bold" style:font-size-complex="14pt" style:font-weight-complex="bold"/>
    </style:style>
    <style:style style:name="T1" style:family="text">
      <style:text-properties officeooo:rsid="0025b5e5"/>
    </style:style>
    <style:style style:name="T2" style:family="text">
      <style:text-properties officeooo:rsid="0025d0a8"/>
    </style:style>
    <style:style style:name="T3" style:family="text">
      <style:text-properties officeooo:rsid="002841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9">System Verilog Project <text:span text:style-name="T3">AHB Lite Protocol</text:span></text:p>
      <text:p text:style-name="P3"/>
      <text:p text:style-name="P1">Transaction</text:p>
      <text:p text:style-name="P1">Can I run predefined sequences? (e.g. reset sequence, random write sequence, random read/write bursts, a directed test). Can I debug easily if my test fails? Do I need one or multiple transactions for bursts?</text:p>
      <text:p text:style-name="P4">Answer:</text:p>
      <text:p text:style-name="P5">Yes,we can run the predefined sequence (e.g. reset sequence, random write sequence, random read/write bursts, a directed test).Yes we had make the print_trans function in the transaction class to see the values of all inputs and outputs and it help in debugging <text:span text:style-name="T1">where the test fails. We need four transaction for the increment4 and wrap4 burst transfer and for single transfer we need only one transaction.</text:span></text:p>
      <text:p text:style-name="P1"/>
      <text:p text:style-name="P1">Generator</text:p>
      <text:p text:style-name="P1">How to control how many transactions get generated? Sometimes random transactions are not needed. How do I generate non-random transactions when required?</text:p>
      <text:p text:style-name="P4">Answer:</text:p>
      <text:p text:style-name="P6">In generator we declare a variable repeat_Count and the run the loop to repeat_count times to generate the as many transactions as the value of repeat_count. If value of repeat count is 10 then 10 number of transactions are generated. <text:span text:style-name="T2">Yes we can generate the nonrandom values by turning off the random mode of all transaction elements and write the pre_randomize function to initiate the values of transaction elements.</text:span></text:p>
      <text:p text:style-name="P7"/>
      <text:p text:style-name="P1">Driver</text:p>
      <text:p text:style-name="P1">Are the interface signals driven according to the spec? Does the transaction have proper address/data Phases? Do I need to sample inputs to decide whether to drive outputs or not on the next clocking event?</text:p>
      <text:p text:style-name="P4">Answer:</text:p>
      <text:p text:style-name="P8">Yes, the interface signals driven according to the spec,Yes <text:s/>the transaction have proper address/data Phases .The data is sample at the posedge of the clock.</text:p>
      <text:p text:style-name="P7"/>
      <text:p text:style-name="P4"/>
      <text:p text:style-name="P1">Monitor</text:p>
      <text:p text:style-name="P1">Are the interface signals sampled according to the spec? Does the transaction have proper address/data Phases?</text:p>
      <text:p text:style-name="P4">Answer:</text:p>
      <text:p text:style-name="P8">Yes, the interface signals driven according to the spec,Yes <text:s/>the transaction have proper address/data Phases.</text:p>
      <text:p text:style-name="P4"/>
      <text:p text:style-name="P1">Scoreboard</text:p>
      <text:p text:style-name="P1">Does the scoreboard implement proper endianness? How to change endianness if required? How to not compare reset values and to compare only those memory locations which have already been written?</text:p>
      <text:p text:style-name="P1">Should scoreboard memory be static or dynamic?</text:p>
      <text:p text:style-name="P7">Answer:</text:p>
      <text:p text:style-name="P8">I know that I have to set the bit <text:s/>endianness 0 for the little endian and 1 for the big endian respectively. We can check the memory location which is already written by the address.</text:p>
      <text:p text:style-name="P8">Scoreboard memory is static because memory allocation is done at the the compilation ti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double #000000" style:border-line-width="0.0102in 0.0016in 0.0209in" fo:padding="0.02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22:59:04.757464854</meta:creation-date>
    <dc:date>2023-12-02T23:55:54.095165467</dc:date>
    <meta:editing-duration>PT46M33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384" meta:character-count="2399" meta:non-whitespace-character-count="2035"/>
  </office:meta>
</office:document-meta>
</file>